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5976" calcext:value-type="float">
            <text:p>105.7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7792" calcext:value-type="float">
            <text:p>105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6392" calcext:value-type="float">
            <text:p>98.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2808" calcext:value-type="float">
            <text:p>93.3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3088" calcext:value-type="float">
            <text:p>91.7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803</text:p>
          </table:table-cell>
          <table:table-cell office:value-type="string" calcext:value-type="string">
            <text:p>TWDB:1031803</text:p>
          </table:table-cell>
          <table:table-cell office:value-type="string" calcext:value-type="string">
            <text:p>197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